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ff4" officeooo:paragraph-rsid="00016ff4"/>
    </style:style>
    <style:style style:name="P2" style:family="paragraph" style:parent-style-name="Standard">
      <style:text-properties fo:font-size="14pt" fo:font-weight="bold" officeooo:rsid="00016ff4" officeooo:paragraph-rsid="00016ff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oup Name: Justice League<text:line-break/>Project Title: Employee Mangement System</text:p>
      <text:p text:style-name="P2"/>
      <text:p text:style-name="P1"><text:span text:style-name="T2">Group Members:</text:span><text:line-break/><text:line-break/>Obed Meshach; BHU/22/04/05/0104</text:p>
      <text:p text:style-name="P1">Adeyemi Isaac; BHU/22/04/05/0052</text:p>
      <text:p text:style-name="P1">Olorunda Damilola Samuel; BHU/22/04/05/01/04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22:26:17.417257635</meta:creation-date>
    <dc:date>2024-07-29T22:31:51.406730048</dc:date>
    <meta:editing-duration>PT5M35S</meta:editing-duration>
    <meta:editing-cycles>1</meta:editing-cycles>
    <meta:document-statistic meta:table-count="0" meta:image-count="0" meta:object-count="0" meta:page-count="1" meta:paragraph-count="4" meta:word-count="21" meta:character-count="190" meta:non-whitespace-character-count="172"/>
    <meta:generator>LibreOffice/7.6.7.2$Linux_X86_64 LibreOffice_project/60$Build-2</meta:generator>
  </office:meta>
</office:document-meta>
</file>